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42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solid" draw:fill-color="#fff5ed" fo:min-height="27.1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5ed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325.72mm" svg:height="98.29mm" svg:x="167.99mm" svg:y="11.15mm">
            <draw:text-box>
              <text:p>SELECT count(FLOOR((qtyVotes/50))*50) as <text:s/>y_axis_of_histogram, CONCAT(FLOOR((qtyVotes/50))*50,'&lt;= qtyVotes &lt;', FLOOR((qtyVotes/50)+1)*50) as <text:s/>x_axis_of_histogram </text:p>
              <text:p>FROM (SELECT count(*) as qtyVotes ,iduser FROM ratings </text:p>
              <text:p><text:s text:c="14"/>GROUP BY iduser </text:p>
              <text:p><text:s text:c="14"/>ORDER <text:s/>BY qtyVotes) as inner_select</text:p>
              <text:p>GROUP BY FLOOR((qtyVotes/50))*50, CONCAT(FLOOR((qtyVotes/50))*50,'&lt;= qtyVotes &lt;', FLOOR((qtyVotes/50)+1)*50)</text:p>
              <text:p/>
              <text:p/>
              <text:p/>
              <text:p>SELECT count(FLOOR((qtyVotes/100))*100) as <text:s/>y_axis_of_histogram, CONCAT(FLOOR((qtyVotes/100))*100,'&lt;= qtyVotes &lt;', FLOOR((qtyVotes/100)+1)*100) as <text:s/>x_axis_of_histogram </text:p>
              <text:p>FROM (SELECT count(*) as qtyVotes ,iduser FROM ratings </text:p>
              <text:p><text:s text:c="14"/>GROUP BY iduser </text:p>
              <text:p><text:s text:c="14"/>ORDER <text:s/>BY qtyVotes) as inner_select</text:p>
              <text:p>GROUP BY FLOOR((qtyVotes/100))*100, CONCAT(FLOOR((qtyVotes/100))*100,'&lt;= qtyVotes &lt;', FLOOR((qtyVotes/100)+1)*100)</text:p>
              <text:p/>
              <text:p/>
              <text:p/>
              <text:p>SELECT count(FLOOR((qtyVotes/600))*600) as <text:s/>y_axis_of_histogram, CONCAT(FLOOR((qtyVotes/600))*600,'&lt;= qtyVotes &lt;', FLOOR((qtyVotes/600)+1)*600) as <text:s/>x_axis_of_histogram </text:p>
              <text:p>FROM (SELECT count(*) as qtyVotes ,iduser FROM ratings </text:p>
              <text:p><text:s text:c="14"/>GROUP BY iduser </text:p>
              <text:p><text:s text:c="14"/>ORDER <text:s/>BY qtyVotes) as inner_select</text:p>
              <text:p>GROUP BY FLOOR((qtyVotes/600))*600, CONCAT(FLOOR((qtyVotes/600))*600,'&lt;= qtyVotes &lt;', FLOOR((qtyVotes/600)+1)*600)</text:p>
            </draw:text-box>
          </draw:frame>
          <draw:frame draw:z-index="1" draw:style-name="gr2" draw:text-style-name="P2" svg:width="238mm" svg:height="108.71mm" svg:x="14.83mm" svg:y="118.93mm">
            <loext:p draw:notify-on-update-of-ranges="Planilha1.A2:Planilha1.A19 Planilha1.B1:Planilha1.B1 Planilha1.B2:Planilha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úmero de votos</text:p>
          </table:table-cell>
          <table:table-cell office:value-type="string" calcext:value-type="string">
            <text:p>Quantidade de usuários</text:p>
          </table:table-cell>
          <table:table-cell/>
        </table:table-row>
        <table:table-row table:style-name="ro1">
          <table:table-cell office:value-type="string" calcext:value-type="string">
            <text:p>0 a 50</text:p>
          </table:table-cell>
          <table:table-cell office:value-type="float" office:value="53186" calcext:value-type="float">
            <text:p>53186</text:p>
          </table:table-cell>
          <table:table-cell/>
        </table:table-row>
        <table:table-row table:style-name="ro1">
          <table:table-cell office:value-type="string" calcext:value-type="string">
            <text:p>50 a 100</text:p>
          </table:table-cell>
          <table:table-cell office:value-type="float" office:value="32711" calcext:value-type="float">
            <text:p>32711</text:p>
          </table:table-cell>
          <table:table-cell/>
        </table:table-row>
        <table:table-row table:style-name="ro1">
          <table:table-cell office:value-type="string" calcext:value-type="string">
            <text:p>100 a 200</text:p>
          </table:table-cell>
          <table:table-cell office:value-type="float" office:value="25770" calcext:value-type="float">
            <text:p>25770</text:p>
          </table:table-cell>
          <table:table-cell/>
        </table:table-row>
        <table:table-row table:style-name="ro1">
          <table:table-cell office:value-type="string" calcext:value-type="string">
            <text:p>200 a 300</text:p>
          </table:table-cell>
          <table:table-cell office:value-type="float" office:value="10519" calcext:value-type="float">
            <text:p>10519</text:p>
          </table:table-cell>
          <table:table-cell/>
        </table:table-row>
        <table:table-row table:style-name="ro1">
          <table:table-cell office:value-type="string" calcext:value-type="string">
            <text:p>300 a 400</text:p>
          </table:table-cell>
          <table:table-cell office:value-type="float" office:value="5605" calcext:value-type="float">
            <text:p>5605</text:p>
          </table:table-cell>
          <table:table-cell/>
        </table:table-row>
        <table:table-row table:style-name="ro1">
          <table:table-cell office:value-type="string" calcext:value-type="string">
            <text:p>400 a 500</text:p>
          </table:table-cell>
          <table:table-cell office:value-type="float" office:value="3211" calcext:value-type="float">
            <text:p>3211</text:p>
          </table:table-cell>
          <table:table-cell/>
        </table:table-row>
        <table:table-row table:style-name="ro1">
          <table:table-cell office:value-type="string" calcext:value-type="string">
            <text:p>500 a 600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string" calcext:value-type="string">
            <text:p><text:s/>600 a 1200</text:p>
          </table:table-cell>
          <table:table-cell office:value-type="float" office:value="4213" calcext:value-type="float">
            <text:p>4213</text:p>
          </table:table-cell>
          <table:table-cell/>
        </table:table-row>
        <table:table-row table:style-name="ro1">
          <table:table-cell office:value-type="string" calcext:value-type="string">
            <text:p><text:s/>1200 a 1800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string" calcext:value-type="string">
            <text:p><text:s/>1800 a 2400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<text:s/>2400 a 300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<text:s/>3000 a 360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<text:s/>3600 a 42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<text:s/>4200 a 48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/>4800 a 54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/>5400 a 6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/>7200 a 78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9000 a 960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13:08:35.7532672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55:02.252981829</meta:creation-date>
    <meta:generator>LibreOffice/5.1.2.2$Linux_X86_64 LibreOffice_project/10m0$Build-2</meta:generator>
    <dc:date>2018-12-10T15:28:26.056583729</dc:date>
    <meta:editing-duration>PT55M18S</meta:editing-duration>
    <meta:editing-cycles>16</meta:editing-cycles>
    <meta:document-statistic meta:table-count="1" meta:cell-count="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interval-minor-divisor="1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01cm" svg:height="10.872cm" xlink:href=".." xlink:type="simple" chart:class="chart:bar" chart:style-name="ch1">
        <chart:legend svg:x="16.714cm" svg:y="0.405cm" style:legend-expansion="custom" chartooo:width="6.203cm" chartooo:height="0.722cm" style:legend-expansion-aspect-ratio="8.59141274238227" chart:style-name="ch2"/>
        <chart:plot-area chart:style-name="ch3" table:cell-range-address="Planilha1.A1:Planilha1.B19" chart:data-source-has-labels="both" svg:x="0.476cm" svg:y="0.217cm" svg:width="22.849cm" svg:height="9.457cm">
          <chartooo:coordinate-region svg:x="1.838cm" svg:y="0.217cm" svg:width="21.487cm" svg:height="7.324cm"/>
          <chart:axis chart:dimension="x" chart:name="primary-x" chart:style-name="ch4" chartooo:axis-type="auto">
            <chartooo:date-scale/>
            <chart:title svg:x="10.348cm" svg:y="9.891cm" chart:style-name="ch5">
              <text:p>Quantidade de votos</text:p>
            </chart:title>
            <chart:categories table:cell-range-address="Planilha1.A2:Planilha1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B2:Planilha1.B19" chart:label-cell-address="Planilha1.B1:Planilha1.B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usuários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a 50</text:p>
                <draw:g>
                  <svg:desc>Planilha1.A2:Planilha1.A19</svg:desc>
                </draw:g>
              </table:table-cell>
              <table:table-cell office:value-type="float" office:value="53186">
                <text:p>53186</text:p>
                <draw:g>
                  <svg:desc>Planilha1.B2:Planilha1.B19</svg:desc>
                </draw:g>
              </table:table-cell>
            </table:table-row>
            <table:table-row>
              <table:table-cell office:value-type="string">
                <text:p>50 a 100</text:p>
              </table:table-cell>
              <table:table-cell office:value-type="float" office:value="32711">
                <text:p>32711</text:p>
              </table:table-cell>
            </table:table-row>
            <table:table-row>
              <table:table-cell office:value-type="string">
                <text:p>100 a 200</text:p>
              </table:table-cell>
              <table:table-cell office:value-type="float" office:value="25770">
                <text:p>25770</text:p>
              </table:table-cell>
            </table:table-row>
            <table:table-row>
              <table:table-cell office:value-type="string">
                <text:p>200 a 300</text:p>
              </table:table-cell>
              <table:table-cell office:value-type="float" office:value="10519">
                <text:p>10519</text:p>
              </table:table-cell>
            </table:table-row>
            <table:table-row>
              <table:table-cell office:value-type="string">
                <text:p>300 a 400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400 a 500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500 a 600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 600 a 1200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 1200 a 180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 1800 a 24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2400 a 30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 3000 a 36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 3600 a 4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4200 a 4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4800 a 5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5400 a 6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7200 a 7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9000 a 96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